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5cb9e" officeooo:paragraph-rsid="00378fd3"/>
    </style:style>
    <style:style style:name="P2" style:family="paragraph" style:parent-style-name="Text_20_body">
      <style:paragraph-properties fo:text-align="start" style:justify-single-word="false"/>
      <style:text-properties officeooo:rsid="0005cb9e" officeooo:paragraph-rsid="00378fd3"/>
    </style:style>
    <style:style style:name="P3" style:family="paragraph" style:parent-style-name="Text_20_body">
      <style:paragraph-properties fo:text-align="start" style:justify-single-word="false"/>
      <style:text-properties officeooo:rsid="0005cb9e" officeooo:paragraph-rsid="003c8d4d"/>
    </style:style>
    <style:style style:name="T1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378fd3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3a3b4b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78fd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8569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38569e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a3b4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3b0b0c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b0b0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c8d4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c4043" loext:opacity="100%" fo:font-family="Roboto, Arial, sans-serif" fo:font-size="10.5pt" fo:letter-spacing="normal" fo:font-style="normal" fo:font-weight="normal" officeooo:rsid="003c8d4d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ARTES DEL CURRICUL</text:span></text:span><text:span text:style-name="Strong_20_Emphasis"><text:span text:style-name="T2">M</text:span></text:span><text:span text:style-name="Strong_20_Emphasis"><text:span text:style-name="T1"> VITAE</text:span></text:span></text:p>
      <text:p text:style-name="P2"><text:span text:style-name="Strong_20_Emphasis"><text:span text:style-name="T1">-Datos personales</text:span></text:span></text:p>
      <text:p text:style-name="P2"><text:span text:style-name="Strong_20_Emphasis"><text:span text:style-name="T1">-Formación: </text:span></text:span><text:span text:style-name="Strong_20_Emphasis"><text:span text:style-name="T3">en primer lugar pondremos la formación Reglada. titulación directamente relacionad directamente con el puesto al que se intenta acceder. </text:span></text:span><text:span text:style-name="Strong_20_Emphasis"><text:span text:style-name="T4">Si estamos intentando acceder a un puesto de diseño de aplicaciones web pondríamos titulo de técnico superior en diseño de aplicaciones web y seguidamente el sitio donde lo hemos cursado fecha de inicio y fecha de fin.</text:span></text:span></text:p>
      <text:p text:style-name="P2"><text:span text:style-name="Strong_20_Emphasis"><text:span text:style-name="T5">-</text:span></text:span><text:span text:style-name="Strong_20_Emphasis"><text:span text:style-name="T2">formación restante: </text:span></text:span><text:span text:style-name="Strong_20_Emphasis"><text:span text:style-name="T6">títulos restantes que puedan o no estar relacionados con el anterior. Se pone el nombre del centro donde cursas esa formación, el año y las horas de educación.</text:span></text:span></text:p>
      <text:p text:style-name="P2"><text:span text:style-name="Strong_20_Emphasis"><text:span text:style-name="T2">-idiomas:</text:span></text:span><text:span text:style-name="Strong_20_Emphasis"><text:span text:style-name="T6"> ya bien sea de informática o los normales.</text:span></text:span></text:p>
      <text:p text:style-name="P2"><text:span text:style-name="Strong_20_Emphasis"><text:span text:style-name="T2">-Experiencia laboral: </text:span></text:span><text:span text:style-name="Strong_20_Emphasis"><text:span text:style-name="T6">nombre del puesto , empresa,fecha de inicio del contrato y <text:s/>fecha de fin.</text:span></text:span></text:p>
      <text:p text:style-name="P2"><text:span text:style-name="Strong_20_Emphasis"><text:span text:style-name="T2">-</text:span></text:span><text:span text:style-name="Strong_20_Emphasis"><text:span text:style-name="T7">Competencias profesionales , personales y sociales:</text:span></text:span></text:p>
      <text:p text:style-name="P2"><text:span text:style-name="Strong_20_Emphasis"><text:span text:style-name="T8"><text:tab/>-Profesionales: son las conocidas como hard skills que no solo mas que los <text:tab/>conocimientos específicos de la ocupación.</text:span></text:span></text:p>
      <text:p text:style-name="P2"><text:span text:style-name="Strong_20_Emphasis"><text:span text:style-name="T8"><text:tab/>-soft skills:que son habilidades o características personales (por ejemplo la <text:tab/>perseverancia, tener iniciativa, saber resolver conflictos o problemas…). <text:s/>También <text:tab/>pondríamos las competencias sociales (liderazgo, saber trabajar en <text:tab/>grupo ,asertividad...).</text:span></text:span></text:p>
      <text:p text:style-name="P2"><text:span text:style-name="Strong_20_Emphasis"><text:span text:style-name="T7">-otros datos de interés: </text:span></text:span><text:span text:style-name="Strong_20_Emphasis"><text:span text:style-name="T8">lo típico, carnet de conducir, disponibilidad , dispuesto ha hacer cosas como mudarte.</text:span></text:span></text:p>
      <text:p text:style-name="P2"><text:span text:style-name="Strong_20_Emphasis"><text:span text:style-name="T8"/></text:span></text:p>
      <text:p text:style-name="P3"><text:span text:style-name="Strong_20_Emphasis"><text:span text:style-name="T9">EJERCICIO:</text:span></text:span></text:p>
      <text:p text:style-name="P3"><text:span text:style-name="Strong_20_Emphasis"><text:span text:style-name="T9">Competencias personales y sociales.</text:span></text:span></text:p>
      <text:p text:style-name="P3"><text:span text:style-name="Strong_20_Emphasis"><text:span text:style-name="T10">Distingue, de entre las siguientes, separando por columnas, las competencias personales y sociales:</text:span></text:span><text:span text:style-name="Strong_20_Emphasis"><text:span text:style-name="T9"><text:line-break/></text:span></text:span><text:span text:style-name="Strong_20_Emphasis"><text:span text:style-name="T10">Responsabilidad, habilidades de comunicación, autonomía, empatía, respeto y tolerancia, actitud positiva, resolución de problemas, ayuda a otras personas, trabajo en equipo, resiliencia, resolución de conflictos, adaptación al cambio, disposición a aprender, colaboración, iniciativa e innovación y finalmente asertividad.</text:span></text:span><text:span text:style-name="Strong_20_Emphasis"><text:span text:style-name="T9"> </text:span></text:span></text:p>
      <text:p text:style-name="P3"><text:span text:style-name="Strong_20_Emphasis"><text:span text:style-name="T9">Personales: </text:span></text:span><text:span text:style-name="Strong_20_Emphasis"><text:span text:style-name="T10">Responsabilidad, autonomía, <text:s/>resiliencia, adaptación al cambio, disposición a aprender, iniciativa e innovación, actitud positiva,asertividad.</text:span></text:span></text:p>
      <text:p text:style-name="P3"><text:span text:style-name="Strong_20_Emphasis"><text:span text:style-name="T9">Sociales: </text:span></text:span><text:span text:style-name="Strong_20_Emphasis"><text:span text:style-name="T10">habilidades de comunicación, empatía, respeto y tolerancia, <text:s/>resolución de problemas,ayuda a otras personas, trabajo en equipo, resolución de conflictos, colaboració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3f05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IPE II</text:span><text:tab/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6-01-22T21:25:24.270124400</dc:date>
    <meta:editing-duration>PT2H9M29S</meta:editing-duration>
    <meta:editing-cycles>36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7" meta:word-count="289" meta:character-count="2127" meta:non-whitespace-character-count="1840"/>
  </office:meta>
</office:document-meta>
</file>